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Sport – entités</text:p>
      <text:list xml:id="list2712174897400049864" text:style-name="L1">
        <text:list-item>
          <text:p text:style-name="P1">utilisateur</text:p>
          <text:list>
            <text:list-item>
              <text:p text:style-name="P1">(note : pas de username ? Pas besoin : pas de partage ni communication entre users)</text:p>
            </text:list-item>
            <text:list-item>
              <text:p text:style-name="P1">mail</text:p>
            </text:list-item>
            <text:list-item>
              <text:p text:style-name="P1">mdp</text:p>
            </text:list-item>
            <text:list-item>
              <text:p text:style-name="P1">createdAt</text:p>
            </text:list-item>
          </text:list>
        </text:list-item>
        <text:list-item>
          <text:p text:style-name="P1">exercice</text:p>
          <text:list>
            <text:list-item>
              <text:p text:style-name="P1">name</text:p>
            </text:list-item>
            <text:list-item>
              <text:p text:style-name="P1">isRun : boolean (false par défaut)</text:p>
              <text:list>
                <text:list-item>
                  <text:p text:style-name="P1">false → manipuler des séries</text:p>
                </text:list-item>
                <text:list-item>
                  <text:p text:style-name="P1">true → manipuler des runs</text:p>
                </text:list-item>
              </text:list>
            </text:list-item>
            <text:list-item>
              <text:p text:style-name="P1">pause : int, nullable</text:p>
            </text:list-item>
            <text:list-item>
              <text:p text:style-name="P1">stop : booléen</text:p>
            </text:list-item>
            <text:list-item>
              <text:p text:style-name="P1">createdAt</text:p>
            </text:list-item>
          </text:list>
        </text:list-item>
        <text:list-item>
          <text:p text:style-name="P1">serieOrRun</text:p>
          <text:list>
            <text:list-item>
              <text:p text:style-name="P1">commun</text:p>
              <text:list>
                <text:list-item>
                  <text:p text:style-name="P1">exercice</text:p>
                </text:list-item>
                <text:list-item>
                  <text:p text:style-name="P1">utilisateur</text:p>
                </text:list-item>
                <text:list-item>
                  <text:p text:style-name="P1">createdAt</text:p>
                </text:list-item>
              </text:list>
            </text:list-item>
            <text:list-item>
              <text:p text:style-name="P1">serie</text:p>
              <text:list>
                <text:list-item>
                  <text:p text:style-name="P1">répétitions : float</text:p>
                  <text:list>
                    <text:list-item>
                      <text:p text:style-name="P1">(note : stocker en float pour calculs, puis arrondir pour affichage)</text:p>
                    </text:list-item>
                  </text:list>
                </text:list-item>
              </text:list>
            </text:list-item>
            <text:list-item>
              <text:p text:style-name="P1">run</text:p>
              <text:list>
                <text:list-item>
                  <text:p text:style-name="P1">km : float</text:p>
                </text:list-item>
                <text:list-item>
                  <text:p text:style-name="P1">dénivelé (mètres) : int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 style:master-page-name="">
      <style:paragraph-properties fo:margin-top="0cm" fo:margin-bottom="0.3cm" fo:text-align="center" style:justify-single-word="false" style:page-number="auto" fo:background-color="transparent" style:shadow="none" fo:keep-with-next="always">
        <style:tab-stops/>
        <style:background-image/>
      </style:paragraph-properties>
      <style:text-properties fo:text-transform="uppercase" fo:color="#ff0000" style:font-name="Times New Roman1" fo:font-size="24pt" fo:font-weight="bold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cm" fo:margin-bottom="0.3cm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variant="normal" fo:text-transform="none" fo:color="#006600" style:font-name="Times New Roman1" fo:font-size="16pt" fo:font-style="normal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3cm" fo:margin-bottom="0.3cm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variant="normal" fo:text-transform="none" fo:color="#0000ff" style:font-name="Times New Roman1" fo:font-size="18pt" style:text-underline-style="none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199cm" fo:margin-bottom="0.199cm" fo:text-align="justify" style:justify-single-word="false" fo:text-indent="0cm" style:auto-text-indent="false" style:page-number="auto"/>
      <style:text-properties fo:font-variant="normal" fo:text-transform="none" fo:color="#666666"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101cm" fo:margin-bottom="0.101cm" fo:text-align="justify" style:justify-single-word="false" fo:text-indent="0cm" style:auto-text-indent="false" style:page-number="auto">
        <style:tab-stops/>
      </style:paragraph-properties>
      <style:text-properties fo:font-variant="normal" fo:text-transform="none" fo:color="#000000"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left="0cm" fo:margin-right="0cm" fo:margin-top="0cm" fo:margin-bottom="0cm" fo:text-align="justify" style:justify-single-word="false" fo:text-indent="0cm" style:auto-text-indent="false" style:page-number="auto">
        <style:tab-stops/>
      </style:paragraph-properties>
      <style:text-properties fo:font-variant="normal" fo:text-transform="none" fo:color="#666666" fo:font-size="12pt" fo:font-weight="normal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2-08T11:30:48</meta:creation-date>
    <meta:generator>OpenOffice/4.1.7$Unix OpenOffice.org_project/417m1$Build-9800</meta:generator>
    <meta:editing-duration>P3DT8H39M54S</meta:editing-duration>
    <meta:editing-cycles>45</meta:editing-cycles>
    <dc:title>note</dc:title>
    <dc:date>2022-03-18T11:35:49</dc:date>
    <meta:document-statistic meta:table-count="0" meta:image-count="0" meta:object-count="0" meta:page-count="1" meta:paragraph-count="25" meta:word-count="101" meta:character-count="464"/>
    <meta:template xlink:type="simple" xlink:actuate="onRequest" xlink:title="note" xlink:href="../../../../../../Library/Application%20Support/OpenOffice/4/user/template/note.ott" meta:date="2022-02-08T11:30:48"/>
  </office:meta>
</office:document-meta>
</file>